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6.4972in" fo:margin-left="-0.075in" fo:margin-top="0in" fo:margin-bottom="0in" table:align="left" style:writing-mode="lr-tb"/>
    </style:style>
    <style:style style:name="Таблица1.A" style:family="table-column">
      <style:table-column-properties style:column-width="2.1618in"/>
    </style:style>
    <style:style style:name="Таблица1.B" style:family="table-column">
      <style:table-column-properties style:column-width="3.0514in"/>
    </style:style>
    <style:style style:name="Таблица1.C" style:family="table-column">
      <style:table-column-properties style:column-width="1.284in"/>
    </style:style>
    <style:style style:name="Таблица1.1" style:family="table-row">
      <style:table-row-properties fo:keep-together="auto"/>
    </style:style>
    <style:style style:name="Таблица1.A1" style:family="table-cell">
      <style:table-cell-properties fo:padding-left="0.075in" fo:padding-right="0.075in" fo:padding-top="0in" fo:padding-bottom="0in" fo:border="0.5pt solid #000000" style:writing-mode="lr-tb"/>
    </style:style>
    <style:style style:name="Таблица1.2" style:family="table-row">
      <style:table-row-properties style:min-row-height="1.6014in" fo:keep-together="auto"/>
    </style:style>
    <style:style style:name="Таблица1.4" style:family="table-row">
      <style:table-row-properties style:min-row-height="1.0188in" fo:keep-together="auto"/>
    </style:style>
    <style:style style:name="Таблица1.5" style:family="table-row">
      <style:table-row-properties style:min-row-height="0.9368in" fo:keep-together="auto"/>
    </style:style>
    <style:style style:name="Таблица1.6" style:family="table-row">
      <style:table-row-properties style:min-row-height="0.2938in" fo:keep-together="auto"/>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9pt" fo:language="en" fo:country="US" style:font-size-asian="9pt" style:font-name-complex="Times New Roman1" style:font-size-complex="9pt"/>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ru" fo:country="RU" style:letter-kerning="false" style:font-name-asian="Calibri1" style:font-size-asian="11pt" style:language-asian="en" style:country-asian="US" style:font-name-complex="Times New Roman1" style:font-size-complex="11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ru" fo:country="RU" officeooo:paragraph-rsid="00170f74" style:letter-kerning="false" style:font-name-asian="Calibri1" style:font-size-asian="11pt" style:language-asian="en" style:country-asian="US" style:font-name-complex="Times New Roman1" style:font-size-complex="11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ru" fo:country="RU" officeooo:paragraph-rsid="001e9b77" style:letter-kerning="false" style:font-name-asian="Calibri1" style:font-size-asian="11pt" style:language-asian="en" style:country-asian="US" style:font-name-complex="Times New Roman1" style:font-size-complex="11pt" style:language-complex="ar" style:country-complex="SA"/>
    </style:style>
    <style:style style:name="P6"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1pt" fo:language="ru" fo:country="RU" style:letter-kerning="false" style:font-name-asian="Calibri1" style:font-size-asian="11pt" style:language-asian="en" style:country-asian="US" style:font-name-complex="Times New Roman1" style:font-size-complex="11pt" style:language-complex="ar" style:country-complex="SA"/>
    </style:style>
    <style:style style:name="P7" style:family="paragraph" style:parent-style-name="Standard">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148111" style:letter-kerning="false" style:font-name-asian="Calibri1" style:font-size-asian="11pt" style:language-asian="en" style:country-asian="US" style:font-name-complex="Times New Roman1" style:font-size-complex="11pt" style:language-complex="ar" style:country-complex="SA"/>
    </style:style>
    <style:style style:name="P8" style:family="paragraph" style:parent-style-name="Standard">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1655cd" style:letter-kerning="false" style:font-name-asian="Calibri1" style:font-size-asian="11pt" style:language-asian="en" style:country-asian="US" style:font-name-complex="Times New Roman1" style:font-size-complex="11pt" style:language-complex="ar" style:country-complex="SA"/>
    </style:style>
    <style:style style:name="P9" style:family="paragraph" style:parent-style-name="Standard">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170f74" style:letter-kerning="false" style:font-name-asian="Calibri1" style:font-size-asian="11pt" style:language-asian="en" style:country-asian="US" style:font-name-complex="Times New Roman1" style:font-size-complex="11pt" style:language-complex="ar" style:country-complex="SA"/>
    </style:style>
    <style:style style:name="P10" style:family="paragraph" style:parent-style-name="Standard">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1769c8" style:letter-kerning="false" style:font-name-asian="Calibri1" style:font-size-asian="11pt" style:language-asian="en" style:country-asian="US" style:font-name-complex="Times New Roman1" style:font-size-complex="11pt" style:language-complex="ar" style:country-complex="SA"/>
    </style:style>
    <style:style style:name="P11" style:family="paragraph" style:parent-style-name="Standard">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190017" style:letter-kerning="false" style:font-name-asian="Calibri1" style:font-size-asian="11pt" style:language-asian="en" style:country-asian="US" style:font-name-complex="Times New Roman1" style:font-size-complex="11pt" style:language-complex="ar" style:country-complex="SA"/>
    </style:style>
    <style:style style:name="P12" style:family="paragraph" style:parent-style-name="Standard">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1af8f0" style:letter-kerning="false" style:font-name-asian="Calibri1" style:font-size-asian="11pt" style:language-asian="en" style:country-asian="US" style:font-name-complex="Times New Roman1" style:font-size-complex="11pt" style:language-complex="ar" style:country-complex="SA"/>
    </style:style>
    <style:style style:name="P13" style:family="paragraph" style:parent-style-name="Standard">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1c6a6e" style:letter-kerning="false" style:font-name-asian="Calibri1" style:font-size-asian="11pt" style:language-asian="en" style:country-asian="US" style:font-name-complex="Times New Roman1" style:font-size-complex="11pt" style:language-complex="ar" style:country-complex="SA"/>
    </style:style>
    <style:style style:name="P14" style:family="paragraph" style:parent-style-name="Standard">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1d1191" style:letter-kerning="false" style:font-name-asian="Calibri1" style:font-size-asian="11pt" style:language-asian="en" style:country-asian="US" style:font-name-complex="Times New Roman1" style:font-size-complex="11pt" style:language-complex="ar" style:country-complex="SA"/>
    </style:style>
    <style:style style:name="P15" style:family="paragraph" style:parent-style-name="Standard">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1e9b77" style:letter-kerning="false" style:font-name-asian="Calibri1" style:font-size-asian="11pt" style:language-asian="en" style:country-asian="US" style:font-name-complex="Times New Roman1" style:font-size-complex="11pt" style:language-complex="ar" style:country-complex="SA"/>
    </style:style>
    <style:style style:name="P16" style:family="paragraph" style:parent-style-name="Standard">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1fcafa" style:letter-kerning="false" style:font-name-asian="Calibri1" style:font-size-asian="11pt" style:language-asian="en" style:country-asian="US" style:font-name-complex="Times New Roman1" style:font-size-complex="11pt" style:language-complex="ar" style:country-complex="SA"/>
    </style:style>
    <style:style style:name="P17" style:family="paragraph" style:parent-style-name="Standard">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22228a" style:letter-kerning="false" style:font-name-asian="Calibri1" style:font-size-asian="11pt" style:language-asian="en" style:country-asian="US" style:font-name-complex="Times New Roman1" style:font-size-complex="11pt" style:language-complex="ar" style:country-complex="SA"/>
    </style:style>
    <style:style style:name="P18"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1pt" fo:language="ru" fo:country="RU" officeooo:rsid="0022228a" style:letter-kerning="false" style:font-name-asian="Calibri1" style:font-size-asian="11pt" style:language-asian="en" style:country-asian="US" style:font-name-complex="Times New Roman1" style:font-size-complex="11pt" style:language-complex="ar" style:country-complex="SA"/>
    </style:style>
    <style:style style:name="P19" style:family="paragraph" style:parent-style-name="Standard">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21c10c" style:letter-kerning="false" fo:background-color="#729fcf" style:font-name-asian="Calibri1" style:font-size-asian="11pt" style:language-asian="en" style:country-asian="US" style:font-name-complex="Times New Roman1" style:font-size-complex="11pt" style:language-complex="ar" style:country-complex="SA"/>
    </style:style>
    <style:style style:name="P20" style:family="paragraph" style:parent-style-name="Standard">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22228a" style:letter-kerning="false" fo:background-color="#729fcf" style:font-name-asian="Calibri1" style:font-size-asian="11pt" style:language-asian="en" style:country-asian="US" style:font-name-complex="Times New Roman1" style:font-size-complex="11pt" style:language-complex="ar" style:country-complex="SA"/>
    </style:style>
    <style:style style:name="P21" style:family="paragraph" style:parent-style-name="Standard">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22d78f" style:letter-kerning="false" fo:background-color="#729fcf" style:font-name-asian="Calibri1" style:font-size-asian="11pt" style:language-asian="en" style:country-asian="US" style:font-name-complex="Times New Roman1" style:font-size-complex="11pt" style:language-complex="ar" style:country-complex="SA"/>
    </style:style>
    <style:style style:name="P2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ru" fo:country="RU" style:letter-kerning="false" fo:background-color="#729fcf" style:font-name-asian="Calibri1" style:font-size-asian="11pt" style:language-asian="en" style:country-asian="US" style:font-name-complex="Times New Roman1" style:font-size-complex="11pt" style:language-complex="ar" style:country-complex="SA"/>
    </style:style>
    <style:style style:name="P2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ru" fo:country="RU" officeooo:paragraph-rsid="001af8f0" style:letter-kerning="false" fo:background-color="#729fcf" style:font-name-asian="Calibri1" style:font-size-asian="11pt" style:language-asian="en" style:country-asian="US" style:font-name-complex="Times New Roman1" style:font-size-complex="11pt" style:language-complex="ar" style:country-complex="SA"/>
    </style:style>
    <style:style style:name="P24" style:family="paragraph" style:parent-style-name="Standard">
      <style:paragraph-properties fo:margin-top="0in" fo:margin-bottom="0in" style:contextual-spacing="false" fo:line-height="100%" fo:text-align="start" style:justify-single-word="false" fo:orphans="2" fo:widows="2"/>
      <style:text-properties style:letter-kerning="false" style:font-name-asian="Calibri1" style:language-asian="en" style:country-asian="US" style:language-complex="ar" style:country-complex="SA"/>
    </style:style>
    <style:style style:name="P25" style:family="paragraph" style:parent-style-name="Standard">
      <style:paragraph-properties fo:margin-top="0in" fo:margin-bottom="0in" style:contextual-spacing="false" fo:line-height="100%" fo:text-align="center" style:justify-single-word="false" fo:orphans="2" fo:widows="2"/>
      <style:text-properties style:letter-kerning="false" style:font-name-asian="Calibri1" style:language-asian="en" style:country-asian="US" style:language-complex="ar" style:country-complex="SA"/>
    </style:style>
    <style:style style:name="P26" style:family="paragraph" style:parent-style-name="Standard">
      <style:paragraph-properties fo:margin-top="0in" fo:margin-bottom="0in" style:contextual-spacing="false" fo:line-height="100%" fo:text-align="justify" style:justify-single-word="false" fo:orphans="2" fo:widows="2"/>
      <style:text-properties style:letter-kerning="false" style:font-name-asian="Calibri1" style:language-asian="en" style:country-asian="US" style:language-complex="ar" style:country-complex="SA"/>
    </style:style>
    <style:style style:name="P27" style:family="paragraph" style:parent-style-name="Standard">
      <style:paragraph-properties fo:text-align="end" style:justify-single-word="false"/>
      <style:text-properties fo:color="#000000" loext:opacity="100%"/>
    </style:style>
    <style:style style:name="P28" style:family="paragraph" style:parent-style-name="Standard">
      <style:paragraph-properties fo:text-align="end" style:justify-single-word="false"/>
      <style:text-properties fo:color="#000000" loext:opacity="100%" fo:font-weight="normal" style:font-weight-asian="normal" style:font-weight-complex="normal"/>
    </style:style>
    <style:style style:name="P29" style:family="paragraph" style:parent-style-name="Standard">
      <style:paragraph-properties fo:text-align="end" style:justify-single-word="false"/>
      <style:text-properties fo:font-weight="bold" style:font-weight-asian="bold" style:font-weight-complex="bold"/>
    </style:style>
    <style:style style:name="T1" style:family="text">
      <style:text-properties style:font-name="Times New Roman" fo:font-size="12pt" fo:language="en" fo:country="US" fo:font-weight="bold" style:font-size-asian="12pt" style:font-weight-asian="bold" style:font-name-complex="Times New Roman1" style:font-size-complex="12pt"/>
    </style:style>
    <style:style style:name="T2" style:family="text">
      <style:text-properties style:font-name="Times New Roman" fo:font-size="12pt" fo:language="en" fo:country="US" fo:font-weight="bold" officeooo:rsid="001e9b77" style:font-size-asian="12pt" style:font-weight-asian="bold" style:font-name-complex="Times New Roman1" style:font-size-complex="12pt"/>
    </style:style>
    <style:style style:name="T3" style:family="text">
      <style:text-properties style:font-name="Times New Roman" fo:font-size="12pt" fo:language="en" fo:country="US" fo:font-weight="bold" officeooo:rsid="0022eef4" style:font-size-asian="12pt" style:font-weight-asian="bold" style:font-name-complex="Times New Roman1" style:font-size-complex="12pt"/>
    </style:style>
    <style:style style:name="T4" style:family="text">
      <style:text-properties style:font-name="Times New Roman" fo:font-size="12pt" fo:language="en" fo:country="US" style:font-size-asian="12pt" style:font-name-complex="Times New Roman1" style:font-size-complex="12pt"/>
    </style:style>
    <style:style style:name="T5" style:family="text">
      <style:text-properties style:font-name="Times New Roman" fo:font-size="12pt" fo:language="en" fo:country="US" style:font-size-asian="12pt" style:font-name-complex="Times New Roman1" style:font-size-complex="12pt"/>
    </style:style>
    <style:style style:name="T6" style:family="text">
      <style:text-properties style:font-name="Times New Roman" fo:font-size="12pt" fo:language="en" fo:country="US" fo:font-style="italic" style:font-size-asian="12pt" style:font-style-asian="italic" style:font-name-complex="Times New Roman1" style:font-size-complex="12pt"/>
    </style:style>
    <style:style style:name="T7" style:family="text">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T8" style:family="text">
      <style:text-properties style:font-name="Times New Roman" fo:font-size="10pt" fo:language="en" fo:country="US" fo:font-weight="bold" style:font-size-asian="10pt" style:font-weight-asian="bold" style:font-name-complex="Times New Roman1" style:font-size-complex="10pt"/>
    </style:style>
    <style:style style:name="T9" style:family="text">
      <style:text-properties style:font-name="Times New Roman" fo:font-size="10pt" fo:language="en" fo:country="US" style:font-size-asian="10pt" style:font-name-complex="Times New Roman1" style:font-size-complex="10pt"/>
    </style:style>
    <style:style style:name="T10" style:family="text">
      <style:text-properties fo:color="#ff0000" loext:opacity="100%" style:font-name="Times New Roman" fo:font-size="12pt" fo:language="en" fo:country="US" style:font-size-asian="12pt" style:font-name-complex="Times New Roman1" style:font-size-complex="12pt"/>
    </style:style>
    <style:style style:name="T11" style:family="text">
      <style:text-properties fo:background-color="#ffff00" loext:char-shading-value="0"/>
    </style:style>
    <style:style style:name="T12" style:family="text">
      <style:text-properties fo:background-color="#ffff00" loext:char-shading-value="0"/>
    </style:style>
    <style:style style:name="T13" style:family="text">
      <style:text-properties officeooo:rsid="00148111" fo:background-color="#ffff00" loext:char-shading-value="0"/>
    </style:style>
    <style:style style:name="T14" style:family="text">
      <style:text-properties officeooo:rsid="00164175" fo:background-color="#ffff00" loext:char-shading-value="0"/>
    </style:style>
    <style:style style:name="T15" style:family="text">
      <style:text-properties officeooo:rsid="00190017" fo:background-color="#ffff00" loext:char-shading-value="0"/>
    </style:style>
    <style:style style:name="T16" style:family="text">
      <style:text-properties officeooo:rsid="001d1191" fo:background-color="#ffff00" loext:char-shading-value="0"/>
    </style:style>
    <style:style style:name="T17" style:family="text"/>
    <style:style style:name="T18" style:family="text">
      <style:text-properties fo:font-size="12pt" fo:language="en" fo:country="US" style:font-size-asian="12pt" style:font-size-complex="12pt"/>
    </style:style>
    <style:style style:name="T19" style:family="text">
      <style:text-properties officeooo:rsid="001655cd"/>
    </style:style>
    <style:style style:name="T20" style:family="text">
      <style:text-properties officeooo:rsid="001af8f0"/>
    </style:style>
    <style:style style:name="T21" style:family="text">
      <style:text-properties officeooo:rsid="001d1191"/>
    </style:style>
    <style:style style:name="T22" style:family="text">
      <style:text-properties officeooo:rsid="001e9b77"/>
    </style:style>
    <style:style style:name="T23" style:family="text">
      <style:text-properties fo:language="en" fo:country="US" officeooo:rsid="00148111" fo:background-color="#ffff00" loext:char-shading-value="0"/>
    </style:style>
    <style:style style:name="T24" style:family="text">
      <style:text-properties fo:language="en" fo:country="US" officeooo:rsid="00190017" fo:background-color="#ffff00" loext:char-shading-value="0"/>
    </style:style>
    <style:style style:name="T25" style:family="text">
      <style:text-properties fo:language="en" fo:country="US" officeooo:rsid="001d1191" fo:background-color="#ffff00" loext:char-shading-value="0"/>
    </style:style>
    <style:style style:name="T26" style:family="text">
      <style:text-properties fo:language="en" fo:country="US" officeooo:rsid="001d1191" fo:background-color="#ffff00" loext:char-shading-value="0"/>
    </style:style>
    <style:style style:name="T27" style:family="text">
      <style:text-properties fo:language="en" fo:country="US" officeooo:rsid="001d1191" fo:background-color="#00a933" loext:char-shading-value="0"/>
    </style:style>
    <style:style style:name="T28" style:family="text">
      <style:text-properties fo:language="en" fo:country="US" officeooo:rsid="001d1191" fo:background-color="#00a933" loext:char-shading-value="0"/>
    </style:style>
    <style:style style:name="T29" style:family="text">
      <style:text-properties fo:language="en" fo:country="US" officeooo:rsid="001d1191" fo:background-color="#729fcf" loext:char-shading-value="0"/>
    </style:style>
    <style:style style:name="T30" style:family="text">
      <style:text-properties fo:language="en" fo:country="US" officeooo:rsid="001d1191"/>
    </style:style>
    <style:style style:name="T31" style:family="text">
      <style:text-properties fo:language="en" fo:country="US" officeooo:rsid="001d1191"/>
    </style:style>
    <style:style style:name="T32" style:family="text">
      <style:text-properties fo:background-color="#729fcf" loext:char-shading-value="0"/>
    </style:style>
    <style:style style:name="T33" style:family="text">
      <style:text-properties fo:background-color="#729fcf" loext:char-shading-value="0"/>
    </style:style>
    <style:style style:name="T34" style:family="text">
      <style:text-properties officeooo:rsid="001e9b77" fo:background-color="#729fcf" loext:char-shading-value="0"/>
    </style:style>
    <style:style style:name="T35" style:family="text">
      <style:text-properties fo:background-color="#00a933" loext:char-shading-value="0"/>
    </style:style>
    <style:style style:name="T36" style:family="text">
      <style:text-properties fo:background-color="#00a933" loext:char-shading-value="0"/>
    </style:style>
    <style:style style:name="T37" style:family="text">
      <style:text-properties officeooo:rsid="001e9b77" fo:background-color="#00a933" loext:char-shading-value="0"/>
    </style:style>
    <style:style style:name="T38"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Осень 2023-2024</text:span></text:p>
      <text:p text:style-name="P29"><text:span text:style-name="T10">Базовый уровень</text:span></text:p>
      <text:p text:style-name="P28"><text:span text:style-name="T4">Ребдев Павел Александрович</text:span></text:p>
      <text:p text:style-name="P28"><text:span text:style-name="T4">Группа 5130904/30008</text:span></text:p>
      <text:p text:style-name="P27"><text:span text:style-name="T1">Active vocabulary: </text:span><text:span text:style-name="T2">18</text:span><text:span text:style-name="T1">, Grammar structures: </text:span><text:span text:style-name="T3">4</text:span><text:span text:style-name="T1">, Linkers: 10, Total: 5</text:span><text:span text:style-name="T2">7</text:span><text:span text:style-name="T3">7</text:span><text:span text:style-name="T1"> words.</text:span></text:p>
      <text:p text:style-name="P1"><text:span text:style-name="T4">Monologue on </text:span><text:span text:style-name="T6">LANGUAGE</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4"><text:span text:style-name="T7">You are going to give a talk about LANGUAGE.</text:span></text:p>
          </table:table-cell>
          <table:table-cell table:style-name="Таблица1.A1" office:value-type="string">
            <text:p text:style-name="P25"><text:span text:style-name="T4">The text of the monologue</text:span></text:p>
          </table:table-cell>
          <table:table-cell table:style-name="Таблица1.A1" office:value-type="string">
            <text:p text:style-name="P25"><text:span text:style-name="T4">Vocabulary,</text:span></text:p>
            <text:p text:style-name="P25"><text:span text:style-name="T4">Grammar Structures,</text:span></text:p>
            <text:p text:style-name="P25"><text:span text:style-name="T4">Linking Words and Phrases</text:span></text:p>
          </table:table-cell>
        </table:table-row>
        <table:table-row table:style-name="Таблица1.2">
          <table:table-cell table:style-name="Таблица1.A1" office:value-type="string">
            <text:p text:style-name="P24"><text:span text:style-name="T8">Step 1. Introduction</text:span></text:p>
            <text:p text:style-name="P26"><text:span text:style-name="T9">1. Start with a hook sentence that will attract the listener’s attention (a quote, a proverb, etc.).</text:span></text:p>
            <text:p text:style-name="P26"><text:span text:style-name="T9">2. Lead your speech steadily to the main part of your talk.</text:span></text:p>
            <text:p text:style-name="P26"><text:span text:style-name="T9">3. The introduction may consist of 3-6 sentences.</text:span></text:p>
          </table:table-cell>
          <table:table-cell table:style-name="Таблица1.A1" office:value-type="string">
            <text:p text:style-name="P3"/>
          </table:table-cell>
          <table:table-cell table:style-name="Таблица1.A1" office:value-type="string">
            <text:p text:style-name="P3"/>
          </table:table-cell>
        </table:table-row>
        <table:table-row table:style-name="Таблица1.1">
          <table:table-cell table:style-name="Таблица1.A1" office:value-type="string">
            <text:p text:style-name="P24"><text:span text:style-name="T8">Step 2. Learning Languages</text:span></text:p>
            <text:p text:style-name="P26"><text:span text:style-name="T9">2.1 Speak about the reasons for learning foreign languages.</text:span></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2.2 What sort of people do you think make the best language learners? Which aspects of English (listening, reading, grammar, vocabulary, etc.) do you find the </text:span><text:soft-page-break/><text:span text:style-name="T9">most difficult?</text:span></text:p>
            <text:p text:style-name="P6"/>
          </table:table-cell>
          <table:table-cell table:style-name="Таблица1.A1" office:value-type="string">
            <text:p text:style-name="P3"><text:span text:style-name="T33">Learning </text:span><text:span text:style-name="T12">foreign languages</text:span><text:span text:style-name="T33"> has become increasingly important in today's interconnected world</text:span>. There are numerous reasons why one might choose to start learning of language learning.</text:p>
            <text:p text:style-name="P3"/>
            <text:p text:style-name="P4"><text:span text:style-name="T36">Firstly</text:span>, <text:span text:style-name="T15">catch on</text:span> <text:span text:style-name="T12">foreign language</text:span> allows <text:span text:style-name="T12">to develop relationships with people from other countries</text:span><text:span text:style-name="T18"> </text:span>. In a globalized society, being able to converse in a language other than your <text:span text:style-name="T12">mother tongue</text:span> opens up channels for understanding and building relationships. Language helps <text:span text:style-name="T12">to give a broad understanding culture</text:span> of different countries</text:p>
            <text:p text:style-name="P3"/>
            <text:p text:style-name="P3"><text:span text:style-name="T36">Secondly</text:span>, learning a <text:span text:style-name="T12">foreign language</text:span> enhances cognitive abilities. Numerous studies have demonstrated that multilingual individuals exhibit improved problem-solving skills, mental flexibility, and even delayed onset of age-related cognitive decline. Language learning requires discipline and mental agility, which in turn stimulate brain growth and improve overall cognitive function.</text:p>
            <text:p text:style-name="P3"/>
            <text:p text:style-name="P3"/>
            <text:p text:style-name="P3"/>
            <text:p text:style-name="P3"/>
            <text:p text:style-name="P3"/>
            <text:p text:style-name="P23"><text:span text:style-name="T35">I believe that</text:span> <text:span text:style-name="T11">to take up a new language</text:span>, a person must have a need and a predisposition to learn foreign languages.</text:p>
            <text:p text:style-name="P3"/>
            <text:p text:style-name="P22"><text:soft-page-break/>If a person has a need to learn a foreign language, let's say it is necessary to move up the career ladder or a person is going to leave for another country, then he will have more motivation to learn an alien language compared to a person for whom foreign languages are a hobby.</text:p>
            <text:p text:style-name="P3"/>
            <text:p text:style-name="P5"><text:span text:style-name="T36">At the same time</text:span>, we must not forget about predisposition. Some people <text:span text:style-name="T12">pick up</text:span> foreign languages, and for some <text:span text:style-name="T12">communicate in a foreign language</text:span> is very hard. This is one of the decisive factors for learning foreign languages. <text:span text:style-name="T22">A</text:span><text:span text:style-name="T21">s a rule </text:span><text:span text:style-name="T16">to pick up the basics of a language</text:span><text:span text:style-name="T21"> is pretty easy, </text:span><text:span text:style-name="T22">but </text:span><text:span text:style-name="T16">to become fluent in a language</text:span><text:span text:style-name="T21"> you ne</text:span><text:span text:style-name="T22">e</text:span><text:span text:style-name="T21">d spend a lot of time and effort.</text:span></text:p>
            <text:p text:style-name="P5"/>
            <text:p text:style-name="P4">There are many aspects of the English language: listening, reading, <text:span text:style-name="T12">grammar</text:span>, vocabulary, <text:span text:style-name="T12">pronunciation</text:span>, <text:span text:style-name="T12">spelling</text:span><text:span text:style-name="T18">,</text:span> <text:span text:style-name="T19">etc</text:span>. For me personally, vocabulary is the most difficult, because you have to memorize a lot of words, while having a good vocabulary it is much easier to deal with other aspects</text:p>
          </table:table-cell>
          <table:table-cell table:style-name="Таблица1.A1" office:value-type="string">
            <text:p text:style-name="P7"><text:span text:style-name="T12">foreign language</text:span><text:span text:style-name="T13">(4)</text:span></text:p>
            <text:p text:style-name="P7"><text:span text:style-name="T23">mother tongue</text:span></text:p>
            <text:p text:style-name="P8"><text:span text:style-name="T23">grammar</text:span></text:p>
            <text:p text:style-name="P8"><text:span text:style-name="T23">pronunciation</text:span></text:p>
            <text:p text:style-name="P9"><text:span text:style-name="T23">spelling</text:span></text:p>
            <text:p text:style-name="P9"><text:span text:style-name="T23">pick up</text:span></text:p>
            <text:p text:style-name="P9"><text:span text:style-name="T23">communicate in a foreign language</text:span></text:p>
            <text:p text:style-name="P9"><text:span text:style-name="T23">to develop relationships with people from other countries</text:span></text:p>
            <text:p text:style-name="P11"><text:span text:style-name="T24">catch on</text:span></text:p>
            <text:p text:style-name="P12"><text:span text:style-name="T24">to take up a new language</text:span></text:p>
            <text:p text:style-name="P13"><text:span text:style-name="T24">to give a broad understanding culture</text:span></text:p>
            <text:p text:style-name="P14"><text:span text:style-name="T26">to pick up the basics of a language</text:span></text:p>
            <text:p text:style-name="P15"><text:span text:style-name="T26">to become fluent in a language</text:span></text:p>
            <text:p text:style-name="P15"><text:span text:style-name="T26"/></text:p>
            <text:p text:style-name="P15"><text:span text:style-name="T28">Firstly</text:span></text:p>
            <text:p text:style-name="P15"><text:span text:style-name="T28">Secondly</text:span></text:p>
            <text:p text:style-name="P15"><text:span text:style-name="T28">I believe that</text:span></text:p>
            <text:p text:style-name="P15"><text:span text:style-name="T28">At the same time</text:span></text:p>
            <text:p text:style-name="P15"><text:span text:style-name="T28"/></text:p>
            <text:p text:style-name="P19"><text:span text:style-name="T30">Learning foreign languages has become </text:span><text:soft-page-break/><text:span text:style-name="T30">increasingly important in today's interconnected world</text:span></text:p>
            <text:p text:style-name="P19"><text:span text:style-name="T30"/></text:p>
            <text:p text:style-name="P20"><text:span text:style-name="T30">If a person has a need to learn a foreign language, let's say it is necessary to move up the career ladder or a person is going to leave for another country, then he will have more motivation to learn an alien language compared to a person for whom foreign languages are a hobby.</text:span></text:p>
            <text:p text:style-name="P20"><text:span text:style-name="T30"/></text:p>
            <text:p text:style-name="P21"><text:span text:style-name="T30">I believe that to take up a new language, a person must have a need and a predisposition to learn foreign languages.</text:span></text:p>
          </table:table-cell>
        </table:table-row>
        <table:table-row table:style-name="Таблица1.4">
          <table:table-cell table:style-name="Таблица1.A1" office:value-type="string">
            <text:p text:style-name="P24"><text:span text:style-name="T8">Step 3. The future of English</text:span></text:p>
            <text:p text:style-name="P26"><text:span text:style-name="T9">3.1 Speak about the benefits of knowing English in contrast with other foreign languag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
            <text:p text:style-name="P6"/>
            <text:p text:style-name="P6"/>
            <text:p text:style-name="P6"><text:soft-page-break/></text:p>
            <text:p text:style-name="P6"/>
            <text:p text:style-name="P6"/>
            <text:p text:style-name="P6"/>
            <text:p text:style-name="P6"/>
            <text:p text:style-name="P26"><text:span text:style-name="T9">3.2 What language do you think may become a global language in future?</text:span></text:p>
            <text:p text:style-name="P6"/>
          </table:table-cell>
          <table:table-cell table:style-name="Таблица1.A1" office:value-type="string">
            <text:p text:style-name="P3">English has undoubtedly become the <text:span text:style-name="T14">official </text:span><text:span text:style-name="T12">language</text:span> of the modern world. <text:span text:style-name="T36">For example</text:span> English <text:span text:style-name="T12">is the working language of the United Nations</text:span>. Its global significance and prevalence offer a wide array of benefits for individuals who have mastered the language.</text:p>
            <text:p text:style-name="P3"/>
            <text:p text:style-name="P3"><text:span text:style-name="T37">F</text:span><text:span text:style-name="T36">or instance</text:span>, English proficiency opens up a wealth of educational opportunities. Many of the world's top universities teach in English, and being able to communicate effectively in the language is often a prerequisite for admission. Additionally, English is the language of international academic publications, allowing English-speaking individuals to access a vast range of research and knowledge.</text:p>
            <text:p text:style-name="P3"/>
            <text:p text:style-name="P3"><text:span text:style-name="T37">Moreover</text:span>, English is the language of international business and commerce. The majority of multinational corporations operate using English as the primary means of communication. Having a strong command of English can significantly expand career prospects and facilitate lucrative international business ventures.</text:p>
            <text:p text:style-name="P3"/>
            <text:p text:style-name="P3"><text:soft-page-break/>And do not forget that English <text:span text:style-name="T12">is the lingua franca of computing</text:span>.</text:p>
            <text:p text:style-name="P3"/>
            <text:p text:style-name="P3"/>
            <text:p text:style-name="P3"/>
            <text:p text:style-name="P3">While English currently holds the status of a global language, it is difficult to predict with certainty which language may rise to prominence in the future. <text:span text:style-name="T33">However, Chinese has the potential to become a global language</text:span>. The most popular <text:span text:style-name="T12">dialect</text:span> of Chinese is Mandarin</text:p>
            <text:p text:style-name="P3"/>
            <text:p text:style-name="P3"><text:span text:style-name="T36">Well</text:span>, China <text:span text:style-name="T12">is prominent in international business</text:span>, <text:span text:style-name="T36">so</text:span> Mandarin Chinese is becoming increasingly relevant as a language for international communication and business. The sheer number of Mandarin speakers worldwide gives the language significant weight and potential for future prominence.</text:p>
            <text:p text:style-name="P3"/>
            <text:p text:style-name="P3"><text:span text:style-name="T36">Despite</text:span> the uncertainty of the future, it is essential for individuals to recognize the value of language learning beyond English and be open to embracing the languages and cultures that shape our world.</text:p>
          </table:table-cell>
          <table:table-cell table:style-name="Таблица1.A1" office:value-type="string">
            <text:p text:style-name="P8"><text:span text:style-name="T14">official </text:span><text:span text:style-name="T12">language</text:span></text:p>
            <text:p text:style-name="P10"><text:span text:style-name="T12">is the lingua franca of computing</text:span></text:p>
            <text:p text:style-name="P11"><text:span text:style-name="T12">is the working language of the United Nations</text:span></text:p>
            <text:p text:style-name="P11"><text:span text:style-name="T12">dialect</text:span></text:p>
            <text:p text:style-name="P13"><text:span text:style-name="T12">to be prominent in international business</text:span></text:p>
            <text:p text:style-name="P13"><text:span text:style-name="T12"/></text:p>
            <text:p text:style-name="P15"><text:span text:style-name="T37">F</text:span><text:span text:style-name="T36">or instance</text:span></text:p>
            <text:p text:style-name="P15"><text:span text:style-name="T37">Moreover</text:span></text:p>
            <text:p text:style-name="P16"><text:span text:style-name="T37">Despite</text:span></text:p>
            <text:p text:style-name="P16"><text:span text:style-name="T37">Well</text:span></text:p>
            <text:p text:style-name="P16"><text:span text:style-name="T37">so</text:span></text:p>
            <text:p text:style-name="P16"><text:span text:style-name="T37">For example</text:span></text:p>
            <text:p text:style-name="P16"><text:span text:style-name="T37"/></text:p>
            <text:p text:style-name="P17"><text:span text:style-name="T34">However, Chinese has the potential to become a global language</text:span></text:p>
          </table:table-cell>
        </table:table-row>
        <table:table-row table:style-name="Таблица1.5">
          <table:table-cell table:style-name="Таблица1.A1" office:value-type="string">
            <text:p text:style-name="P24"><text:span text:style-name="T8">Step 4. CREATIVE THINKING</text:span></text:p>
            <text:p text:style-name="P26"><text:span text:style-name="T9">Introduce your own extra idea(s) on the topic that hasn’t/haven’t been mentioned before. Justify your choice.</text:span></text:p>
            <text:p text:style-name="P3"/>
            <text:p text:style-name="P3"/>
            <text:p text:style-name="P3"/>
          </table:table-cell>
          <table:table-cell table:style-name="Таблица1.A1" office:value-type="string">
            <text:p text:style-name="P3"/>
          </table:table-cell>
          <table:table-cell table:style-name="Таблица1.A1" office:value-type="string">
            <text:p text:style-name="P3"/>
          </table:table-cell>
        </table:table-row>
        <table:table-row table:style-name="Таблица1.6">
          <table:table-cell table:style-name="Таблица1.A1" office:value-type="string">
            <text:p text:style-name="P24"><text:span text:style-name="T8">Step 5. Conclusion</text:span></text:p>
            <text:p text:style-name="P24"><text:span text:style-name="T9">Summarise the ideas of steps</text:span></text:p>
            <text:p text:style-name="P24"><text:span text:style-name="T9">2, 3, 4.</text:span></text:p>
            <text:p text:style-name="P3"/>
          </table:table-cell>
          <table:table-cell table:style-name="Таблица1.A1" office:value-type="string">
            <text:p text:style-name="P3"/>
          </table:table-cell>
          <table:table-cell table:style-name="Таблица1.A1" office:value-type="string">
            <text:p text:style-name="P3"/>
          </table:table-cell>
        </table:table-row>
      </table:table>
      <text:p text:style-name="P2"/>
      <text:p text:style-name="P2"/>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loext:linked-style-name="Заголовок_20_1_20_Знак"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Заголовок_20_2_20_Знак"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Balloon_20_Text" style:display-name="Balloon Text" style:family="paragraph" style:parent-style-name="Standard" loext:linked-style-name="Текст_20_выноски_20_Знак">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 style:display-name="HTML Preformatted" style:family="paragraph" style:parent-style-name="Standard" loext:linked-style-name="Стандартный_20_HTML_20_Знак">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8pt" style:font-weight-complex="bold"/>
    </style:style>
    <style:style style:name="hvr" style:family="text" style:parent-style-name="Default_20_Paragraph_20_Font"/>
    <style:style style:name="w"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y2iqfc" style:family="text" style:parent-style-name="Default_20_Paragraph_20_Font"/>
    <style:style style:name="Strong" style:family="text" style:parent-style-name="Default_20_Paragraph_20_Font">
      <style:text-properties fo:font-weight="bold" style:font-weight-asian="bold" style:font-weight-complex="bold"/>
    </style:style>
    <style:style style:name="hi" style:family="text" style:parent-style-name="Default_20_Paragraph_20_Font"/>
    <style:style style:name="translate-valuescontent"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weight="normal" style:font-weight-asian="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9846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cer</meta:initial-creator>
    <meta:editing-cycles>16</meta:editing-cycles>
    <meta:print-date>2021-11-30T21:15:00</meta:print-date>
    <meta:creation-date>2021-10-26T20:28:00</meta:creation-date>
    <dc:date>2023-12-09T22:04:28.805834313</dc:date>
    <meta:editing-duration>PT46M8S</meta:editing-duration>
    <meta:generator>LibreOffice/7.3.7.2$Linux_X86_64 LibreOffice_project/30$Build-2</meta:generator>
    <meta:document-statistic meta:table-count="1" meta:image-count="0" meta:object-count="0" meta:page-count="3" meta:paragraph-count="72" meta:word-count="953" meta:character-count="5977" meta:non-whitespace-character-count="5096"/>
    <meta:user-defined meta:name="AppVersion">15.0000</meta:user-defined>
    <meta:user-defined meta:name="Company">Hewlett-Packard</meta:user-defined>
    <meta:template xlink:type="simple" xlink:actuate="onRequest" xlink:title="Normal" xlink:href=""/>
  </office:meta>
</office:document-meta>
</file>